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Matthew </text:span></text:p>
        <text:p text:style-name="TitleMain_scrBook_scrBody"><text:span text:style-name="span_.tpi_TitleMain_scrBook_scrBody">Gutnius Matyu i raitim</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 text:c="1"/><text:span text:style-name="span_.tpi_Paragraph1_scrSection_scrBook_scrBody"><text:span text:style-name="VerseNumber1_Paragraph1_scrSection_scrBook_scrBody">1 </text:span>Dispela †  em i tok long ol lain tumbuna bilong Jisas Krais. Jisas em i bilong lain bilong Devit na Devit em i bilong lain bilong Abraham. replace text here</text:span></text:p>
        <text:p text:style-name="SectionHead_scrSection_scrSection_scrBook_scrBody"><text:span text:style-name="span_.tpi_SectionHead_scrSection_scrSection_scrBook_scrBody">Josep wantaim meri na pikinini i go long Isip</text:span></text:p>
        <text:p text:style-name="Paragraph_scrSection_scrSection_scrBook_scrBody"><text:span text:style-name="span_.tpi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a xlink:type="simple" xlink:href="#f06c1ac15-935c-4ff4-99f9-257a5372c48a">c</text:a></text:span><text:span text:style-name="span_.tpi_Paragraph_scrSection_scrSection_scrBook_scrBody"> Na yu mas i stap long Isip inap long taim mi givim tok gen long yu, long wanem, Herot i laik painim pikinini na kilim em i dai.” </text:span><text:span text:style-name="span_.tpi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tpi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Section_scrBook_scrBody" style:family="text" style:parent-style-name="SectionHead_scrSection_scrSection_scrBook_scrBody">
      <style:text-properties fo:font-family="Times New Roman" style:font-name-complex="Times New Roman"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font-family="Times New Roman" style:font-name-complex="Times New Roman" fo:language="none" fo:country="none"/>
    </style:style>
    <style:style xmlns:style="urn:oasis:names:tc:opendocument:xmlns:style:1.0" style:name="span_.tpi_Paragraph_scrSection_scrSection_scrBook_scrBody" style:family="text" style:parent-style-name="Paragraph_scrSection_scrSection_scrBook_scrBody">
      <style:text-properties fo:font-family="Times New Roman" style:font-name-complex="Times New Roman" fo:language="none" fo:country="none"/>
    </style:style>
    <style:style xmlns:style="urn:oasis:names:tc:opendocument:xmlns:style:1.0" style:name="span_Paragraph_scrSection_scrSection_scrBook_scrBody" style:family="text" style:parent-style-name="Paragraph_scrSection_scrSection_scrBook_scrBody"/>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style xmlns:style="urn:oasis:names:tc:opendocument:xmlns:style:1.0" style:name="span_.tpi_NoteGeneralParagraph_scrSection_scrSection_scrBook_scrBody" style:family="text" style:parent-style-name="NoteGeneralParagraph_scrSection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ummypage" style:family="paragraph" style:parent-style-name="none">
      <style:paragraph-properties fo:break-after="page"/>
    </style:style>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8T21:55:48</meta:creation-date>
    <dc:creator>Trihus</dc:creator>
    <dc:date>2012-04-18T21:55:4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9\PartFile1"
Const IsPreview = "False"
Const RunMacroFirstTime = "True"
Const IsCoverImageInserted = "fals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